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rotocolo" style:family="table">
      <style:table-properties style:width="15.39cm" table:align="left"/>
    </style:style>
    <style:style style:name="Protocolo.A" style:family="table-column">
      <style:table-column-properties style:column-width="1.39cm"/>
    </style:style>
    <style:style style:name="Protocolo.B" style:family="table-column">
      <style:table-column-properties style:column-width="3.417cm"/>
    </style:style>
    <style:style style:name="Protocolo.C" style:family="table-column">
      <style:table-column-properties style:column-width="1.302cm"/>
    </style:style>
    <style:style style:name="Protocolo.D" style:family="table-column">
      <style:table-column-properties style:column-width="2.402cm"/>
    </style:style>
    <style:style style:name="Protocolo.E" style:family="table-column">
      <style:table-column-properties style:column-width="1.279cm"/>
    </style:style>
    <style:style style:name="Protocolo.F" style:family="table-column">
      <style:table-column-properties style:column-width="4.101cm"/>
    </style:style>
    <style:style style:name="Protocolo.G" style:family="table-column">
      <style:table-column-properties style:column-width="1.499cm"/>
    </style:style>
    <style:style style:name="Protocolo.A1" style:family="table-cell">
      <style:table-cell-properties fo:padding="0.097cm" fo:border-left="0.05pt solid #000000" fo:border-right="none" fo:border-top="0.05pt solid #000000" fo:border-bottom="0.05pt solid #000000"/>
    </style:style>
    <style:style style:name="Protocolo.G1" style:family="table-cell">
      <style:table-cell-properties fo:padding="0.097cm" fo:border="0.05pt solid #000000"/>
    </style:style>
    <style:style style:name="Tabla1" style:family="table">
      <style:table-properties style:width="15.39cm" table:align="left"/>
    </style:style>
    <style:style style:name="Tabla1.A" style:family="table-column">
      <style:table-column-properties style:column-width="1.39cm"/>
    </style:style>
    <style:style style:name="Tabla1.B" style:family="table-column">
      <style:table-column-properties style:column-width="3.417cm"/>
    </style:style>
    <style:style style:name="Tabla1.C" style:family="table-column">
      <style:table-column-properties style:column-width="1.302cm"/>
    </style:style>
    <style:style style:name="Tabla1.D" style:family="table-column">
      <style:table-column-properties style:column-width="2.402cm"/>
    </style:style>
    <style:style style:name="Tabla1.E" style:family="table-column">
      <style:table-column-properties style:column-width="1.279cm"/>
    </style:style>
    <style:style style:name="Tabla1.F" style:family="table-column">
      <style:table-column-properties style:column-width="4.101cm"/>
    </style:style>
    <style:style style:name="Tabla1.G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99c16" officeooo:paragraph-rsid="00199c16"/>
    </style:style>
    <style:style style:name="P2" style:family="paragraph" style:parent-style-name="Standard">
      <style:text-properties officeooo:rsid="00199c16" officeooo:paragraph-rsid="001a1e37"/>
    </style:style>
    <style:style style:name="P3" style:family="paragraph" style:parent-style-name="Standard">
      <style:paragraph-properties fo:text-align="center" style:justify-single-word="false"/>
      <style:text-properties officeooo:rsid="00199c16" officeooo:paragraph-rsid="001a1e37"/>
    </style:style>
    <style:style style:name="P4" style:family="paragraph" style:parent-style-name="Standard">
      <style:text-properties fo:font-weight="bold" officeooo:rsid="001a1e37" officeooo:paragraph-rsid="001a1e37" style:font-weight-asian="bold" style:font-weight-complex="bold"/>
    </style:style>
    <style:style style:name="P5" style:family="paragraph" style:parent-style-name="Standard">
      <style:text-properties officeooo:paragraph-rsid="0020d537"/>
    </style:style>
    <style:style style:name="P6" style:family="paragraph" style:parent-style-name="Table_20_Contents">
      <style:text-properties officeooo:rsid="00199c16" officeooo:paragraph-rsid="00199c16"/>
    </style:style>
    <style:style style:name="P7" style:family="paragraph" style:parent-style-name="Table_20_Contents">
      <style:paragraph-properties fo:text-align="center" style:justify-single-word="false"/>
      <style:text-properties officeooo:rsid="00199c16" officeooo:paragraph-rsid="001a1e37"/>
    </style:style>
    <style:style style:name="P8" style:family="paragraph" style:parent-style-name="Table_20_Contents">
      <style:paragraph-properties fo:text-align="center" style:justify-single-word="false"/>
      <style:text-properties officeooo:rsid="001a1e37" officeooo:paragraph-rsid="001a1e37"/>
    </style:style>
    <style:style style:name="P9" style:family="paragraph" style:parent-style-name="Table_20_Contents">
      <style:paragraph-properties fo:text-align="center" style:justify-single-word="false"/>
      <style:text-properties officeooo:rsid="001a37bf" officeooo:paragraph-rsid="001a37bf"/>
    </style:style>
    <style:style style:name="P10" style:family="paragraph" style:parent-style-name="Standard" style:list-style-name="L1">
      <style:text-properties officeooo:paragraph-rsid="001a1e37"/>
    </style:style>
    <style:style style:name="P11" style:family="paragraph" style:parent-style-name="Standard" style:list-style-name="L1">
      <style:text-properties officeooo:paragraph-rsid="001ed3c2"/>
    </style:style>
    <style:style style:name="P12" style:family="paragraph" style:parent-style-name="Standard" style:list-style-name="L1">
      <style:text-properties officeooo:rsid="001a1e37" officeooo:paragraph-rsid="001a1e37"/>
    </style:style>
    <style:style style:name="P13" style:family="paragraph" style:parent-style-name="Standard" style:list-style-name="L1">
      <style:text-properties fo:font-weight="normal" officeooo:rsid="001a1e37" officeooo:paragraph-rsid="001a1e37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1a1e37" officeooo:paragraph-rsid="00208c30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1b6ce6" officeooo:paragraph-rsid="001a1e37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b6ce6" officeooo:paragraph-rsid="001b6ce6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20d537" officeooo:paragraph-rsid="0021468f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21468f" officeooo:paragraph-rsid="0021468f" style:font-weight-asian="normal" style:font-weight-complex="normal"/>
    </style:style>
    <style:style style:name="P19" style:family="paragraph" style:parent-style-name="Standard">
      <style:text-properties fo:font-weight="normal" officeooo:rsid="0021468f" officeooo:paragraph-rsid="00258df4" style:font-weight-asian="normal" style:font-weight-complex="normal"/>
    </style:style>
    <style:style style:name="P20" style:family="paragraph" style:parent-style-name="Standard">
      <style:text-properties fo:font-weight="normal" officeooo:rsid="002631f7" officeooo:paragraph-rsid="002631f7" style:font-weight-asian="normal" style:font-weight-complex="normal"/>
    </style:style>
    <style:style style:name="P21" style:family="paragraph" style:parent-style-name="Standard">
      <style:text-properties fo:font-weight="normal" officeooo:rsid="00266857" officeooo:paragraph-rsid="00266857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1ed3c2" officeooo:paragraph-rsid="001ed3c2" fo:background-color="#ffff00" style:font-weight-asian="normal" style:font-weight-complex="normal"/>
    </style:style>
    <style:style style:name="P23" style:family="paragraph" style:parent-style-name="Standard" style:list-style-name="L1">
      <style:text-properties fo:font-weight="bold" officeooo:rsid="001a1e37" officeooo:paragraph-rsid="001a1e37" style:font-weight-asian="bold" style:font-weight-complex="bold"/>
    </style:style>
    <style:style style:name="P24" style:family="paragraph" style:parent-style-name="Standard" style:list-style-name="L1">
      <style:text-properties fo:font-weight="bold" officeooo:rsid="00208c30" officeooo:paragraph-rsid="00208c30" fo:background-color="transparent" style:font-weight-asian="bold" style:font-weight-complex="bold"/>
    </style:style>
    <style:style style:name="P25" style:family="paragraph" style:parent-style-name="Standard" style:list-style-name="L2">
      <style:text-properties officeooo:rsid="00199c16" officeooo:paragraph-rsid="00199c16"/>
    </style:style>
    <style:style style:name="P26" style:family="paragraph" style:parent-style-name="Standard" style:list-style-name="L2">
      <style:text-properties officeooo:rsid="00199c16" officeooo:paragraph-rsid="0020d537"/>
    </style:style>
    <style:style style:name="P27" style:family="paragraph" style:parent-style-name="Standard" style:list-style-name="L3">
      <style:text-properties officeooo:rsid="00199c16" officeooo:paragraph-rsid="0021468f"/>
    </style:style>
    <style:style style:name="P28" style:family="paragraph" style:parent-style-name="Standard" style:list-style-name="L3">
      <style:text-properties officeooo:rsid="0021468f" officeooo:paragraph-rsid="0021468f"/>
    </style:style>
    <style:style style:name="P29" style:family="paragraph" style:parent-style-name="Table_20_Contents">
      <style:paragraph-properties fo:text-align="center" style:justify-single-word="false"/>
      <style:text-properties officeooo:rsid="00199c16" officeooo:paragraph-rsid="00258df4"/>
    </style:style>
    <style:style style:name="P30" style:family="paragraph" style:parent-style-name="Table_20_Contents">
      <style:text-properties officeooo:rsid="00199c16" officeooo:paragraph-rsid="00258df4"/>
    </style:style>
    <style:style style:name="P31" style:family="paragraph" style:parent-style-name="Table_20_Contents">
      <style:paragraph-properties fo:text-align="center" style:justify-single-word="false"/>
      <style:text-properties officeooo:rsid="001a1e37" officeooo:paragraph-rsid="00258df4"/>
    </style:style>
    <style:style style:name="P32" style:family="paragraph" style:parent-style-name="Table_20_Contents">
      <style:paragraph-properties fo:text-align="center" style:justify-single-word="false"/>
      <style:text-properties officeooo:rsid="00258df4" officeooo:paragraph-rsid="00258d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e37" style:font-weight-asian="bold" style:font-weight-complex="bold"/>
    </style:style>
    <style:style style:name="T3" style:family="text">
      <style:text-properties fo:font-weight="bold" officeooo:rsid="001ed3c2" style:font-weight-asian="bold" style:font-weight-complex="bold"/>
    </style:style>
    <style:style style:name="T4" style:family="text">
      <style:text-properties fo:font-weight="bold" officeooo:rsid="0020d537" style:font-weight-asian="bold" style:font-weight-complex="bold"/>
    </style:style>
    <style:style style:name="T5" style:family="text">
      <style:text-properties fo:font-weight="bold" officeooo:rsid="00208c3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a1e37" style:font-weight-asian="normal" style:font-weight-complex="normal"/>
    </style:style>
    <style:style style:name="T8" style:family="text">
      <style:text-properties fo:font-weight="normal" officeooo:rsid="001a37bf" style:font-weight-asian="normal" style:font-weight-complex="normal"/>
    </style:style>
    <style:style style:name="T9" style:family="text">
      <style:text-properties fo:font-weight="normal" officeooo:rsid="001b6ce6" style:font-weight-asian="normal" style:font-weight-complex="normal"/>
    </style:style>
    <style:style style:name="T10" style:family="text">
      <style:text-properties fo:font-weight="normal" officeooo:rsid="001ed3c2" style:font-weight-asian="normal" style:font-weight-complex="normal"/>
    </style:style>
    <style:style style:name="T11" style:family="text">
      <style:text-properties fo:font-weight="normal" officeooo:rsid="0020d537" style:font-weight-asian="normal" style:font-weight-complex="normal"/>
    </style:style>
    <style:style style:name="T12" style:family="text">
      <style:text-properties fo:font-weight="normal" officeooo:rsid="0021468f" style:font-weight-asian="normal" style:font-weight-complex="normal"/>
    </style:style>
    <style:style style:name="T13" style:family="text">
      <style:text-properties fo:font-weight="normal" officeooo:rsid="002310b5" style:font-weight-asian="normal" style:font-weight-complex="normal"/>
    </style:style>
    <style:style style:name="T14" style:family="text">
      <style:text-properties fo:font-weight="normal" officeooo:rsid="0024b264" style:font-weight-asian="normal" style:font-weight-complex="normal"/>
    </style:style>
    <style:style style:name="T15" style:family="text">
      <style:text-properties fo:font-weight="normal" officeooo:rsid="00258df4" style:font-weight-asian="normal" style:font-weight-complex="normal"/>
    </style:style>
    <style:style style:name="T16" style:family="text">
      <style:text-properties fo:font-weight="normal" officeooo:rsid="002631f7" style:font-weight-asian="normal" style:font-weight-complex="normal"/>
    </style:style>
    <style:style style:name="T17" style:family="text">
      <style:text-properties fo:font-weight="normal" officeooo:rsid="00208c30" fo:background-color="#ffff00" loext:char-shading-value="0" style:font-weight-asian="normal" style:font-weight-complex="normal"/>
    </style:style>
    <style:style style:name="T18" style:family="text">
      <style:text-properties fo:font-weight="normal" officeooo:rsid="001ed3c2" fo:background-color="#ffff00" loext:char-shading-value="0" style:font-weight-asian="normal" style:font-weight-complex="normal"/>
    </style:style>
    <style:style style:name="T19" style:family="text">
      <style:text-properties fo:font-weight="normal" officeooo:rsid="002310b5" fo:background-color="#ffff00" loext:char-shading-value="0" style:font-weight-asian="normal" style:font-weight-complex="normal"/>
    </style:style>
    <style:style style:name="T20" style:family="text">
      <style:text-properties fo:font-weight="normal" officeooo:rsid="0024b264" fo:background-color="#ffff00" loext:char-shading-value="0" style:font-weight-asian="normal" style:font-weight-complex="normal"/>
    </style:style>
    <style:style style:name="T21" style:family="text">
      <style:text-properties fo:font-weight="normal" officeooo:rsid="00208c30" fo:background-color="transparent" loext:char-shading-value="0" style:font-weight-asian="normal" style:font-weight-complex="normal"/>
    </style:style>
    <style:style style:name="T22" style:family="text">
      <style:text-properties officeooo:rsid="001a1e37"/>
    </style:style>
    <style:style style:name="T23" style:family="text">
      <style:text-properties officeooo:rsid="001a37bf"/>
    </style:style>
    <style:style style:name="T24" style:family="text">
      <style:text-properties officeooo:rsid="0020d537"/>
    </style:style>
    <style:style style:name="T25" style:family="text">
      <style:text-properties officeooo:rsid="002310b5"/>
    </style:style>
    <style:style style:name="T26" style:family="text">
      <style:text-properties officeooo:rsid="0024b2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otocolo" table:style-name="Protocolo">
        <table:table-column table:style-name="Protocolo.A"/>
        <table:table-column table:style-name="Protocolo.B"/>
        <table:table-column table:style-name="Protocolo.C"/>
        <table:table-column table:style-name="Protocolo.D"/>
        <table:table-column table:style-name="Protocolo.E"/>
        <table:table-column table:style-name="Protocolo.F"/>
        <table:table-column table:style-name="Protocolo.G"/>
        <table:table-row>
          <table:table-cell table:style-name="Protocolo.A1" office:value-type="string">
            <text:p text:style-name="P6">&lt;<text:span text:style-name="T22">(1B)</text:span></text:p>
          </table:table-cell>
          <table:table-cell table:style-name="Protocolo.A1" office:value-type="string">
            <text:p text:style-name="P7">Tamaño Total<text:span text:style-name="T22">(2B)</text:span></text:p>
          </table:table-cell>
          <table:table-cell table:style-name="Protocolo.A1" office:value-type="string">
            <text:p text:style-name="P6">$<text:span text:style-name="T22">(1B)</text:span></text:p>
          </table:table-cell>
          <table:table-cell table:style-name="Protocolo.A1" office:value-type="string">
            <text:p text:style-name="P8">Tipo<text:span text:style-name="T23">(1B)</text:span></text:p>
          </table:table-cell>
          <table:table-cell table:style-name="Protocolo.A1" office:value-type="string">
            <text:p text:style-name="P6">$<text:span text:style-name="T22">(1B)</text:span></text:p>
          </table:table-cell>
          <table:table-cell table:style-name="Protocolo.A1" office:value-type="string">
            <text:p text:style-name="P9">Payload(0-<text:span text:style-name="T26">27</text:span> B)</text:p>
          </table:table-cell>
          <table:table-cell table:style-name="Protocolo.G1" office:value-type="string">
            <text:p text:style-name="P6">&gt;<text:span text:style-name="T22">(1B)</text:span></text:p>
          </table:table-cell>
        </table:table-row>
      </table:table>
      <text:p text:style-name="P1"/>
      <text:p text:style-name="P2">El <text:span text:style-name="T1">master</text:span> debe solicitarle al <text:span text:style-name="T1">slave <text:s/></text:span><text:span text:style-name="T6">a través de un msje que le envíe la información solicitada.</text:span></text:p>
      <text:p text:style-name="P4"/>
      <text:p text:style-name="P3"><text:span text:style-name="T2">Campos</text:span><text:span text:style-name="T6"> </text:span></text:p>
      <text:list xml:id="list3522544309732795841" text:style-name="L1">
        <text:list-item>
          <text:p text:style-name="P12"><text:span text:style-name="T1">“&lt;” </text:span><text:span text:style-name="T6">es un </text:span><text:span text:style-name="T13">símbolo</text:span><text:span text:style-name="T6"> que indica el comienzo de un paquete. Al ser un símbolo es un 1B.</text:span></text:p>
          <text:p text:style-name="P13"/>
        </text:list-item>
        <text:list-item>
          <text:p text:style-name="P23">TamañoTotal <text:span text:style-name="T6"><text:s/>es un campo que indica la cantidad de Bytes que el receptor del paquete debe leer. </text:span><text:span text:style-name="T8">Esto sirve para evitar que en caso que ocurra un error con alguno de los símbolos separadores o terminadores del paquete se genere un loop de lectura, ó que el receptor lea basura del bus. Como el paquete puede no incluir campo </text:span><text:span text:style-name="T23">Payload</text:span><text:span text:style-name="T8"> el tamaño mínimo será <text:s/>7 Bytes (incluyendo a los Bytes de </text:span><text:span text:style-name="T23">TamañoTotal</text:span><text:span text:style-name="T8">); y el tamaño máximo será </text:span><text:span text:style-name="T14">34</text:span><text:span text:style-name="T9"> Bytes.</text:span></text:p>
          <text:p text:style-name="P15"/>
        </text:list-item>
        <text:list-item>
          <text:p text:style-name="P16">“$” símbolo separador del campos. Al ser un símbolo, consume 1B.</text:p>
          <text:p text:style-name="P15"/>
        </text:list-item>
        <text:list-item>
          <text:p text:style-name="P10"><text:span text:style-name="T2">Tipo </text:span><text:span text:style-name="T7">nos indica que tipo de paquete estamos enviando, ya sea el master o <text:s/>el salve quien mande el paquete. Al ser 1 Byte cuenta con 255 valores diferentes que se pueden usar para identificar un paquete.</text:span></text:p>
        </text:list-item>
        <text:list-item>
          <text:p text:style-name="P11"><text:span text:style-name="T3">Payload</text:span><text:span text:style-name="T10"> incluye los datos que se van a enviar al receptor del paquete. Este campo puede estar vacío (0 Bytes) y puede incluir datos hasta una </text:span><text:span text:style-name="T18">cantidad máxima de </text:span><text:span text:style-name="T20">27</text:span><text:span text:style-name="T18"> Bytes (</text:span><text:span text:style-name="T17">por ver</text:span><text:span text:style-name="T18">). </text:span><text:span text:style-name="T21">En caso que el campo de Datos incluya alguno de los símbolos <text:s/>(ya sea terminador ó de fin) el emisor deberá colocar antes del mismo el </text:span><text:span text:style-name="T1">símbolo</text:span><text:span text:style-name="T5"> separador “/”.</text:span><text:span text:style-name="T21"> Cuando el receptor reciba el paquete, en caso de leer el símbolo separador se deberá verificar si el carácter siguiente es <text:s/>un símbolo separador/de fin. </text:span></text:p>
          <text:p text:style-name="P22"/>
        </text:list-item>
        <text:list-item>
          <text:p text:style-name="P24">“&gt;” <text:span text:style-name="T6"><text:s/>símbolo de fin de paquete. </text:span></text:p>
          <text:p text:style-name="P14"/>
        </text:list-item>
      </text:list>
      <text:p text:style-name="P1"><text:span text:style-name="T6">El </text:span><text:span text:style-name="T1">master </text:span><text:span text:style-name="T6">podrá enviar 5 tipos de msjes:</text:span></text:p>
      <text:list xml:id="list9143739726880793033" text:style-name="L2">
        <text:list-item>
          <text:p text:style-name="P25"><text:span text:style-name="T6">OBTENER_LUX: </text:span><text:span text:style-name="T7">Tipo=</text:span><text:span text:style-name="T11">1, TT=”07”, Payload=-</text:span></text:p>
        </text:list-item>
        <text:list-item>
          <text:p text:style-name="P26"><text:span text:style-name="T6">OBTENER_MAX: </text:span><text:span text:style-name="T7">Tipo=2, </text:span><text:span text:style-name="T11">TT=”07”, Payload=-</text:span><text:span text:style-name="T7"> </text:span></text:p>
        </text:list-item>
        <text:list-item>
          <text:p text:style-name="P26"><text:span text:style-name="T6">OBTENER_MIN: </text:span><text:span text:style-name="T7">Tipo=3, </text:span><text:span text:style-name="T11">TT=”07”, Payload=-</text:span></text:p>
        </text:list-item>
        <text:list-item>
          <text:p text:style-name="P26"><text:span text:style-name="T6">OBTENER_PROM: </text:span><text:span text:style-name="T7">Tipo=4, </text:span><text:span text:style-name="T11">TT=”07”, Payload=-</text:span><text:span text:style-name="T6"> </text:span></text:p>
        </text:list-item>
        <text:list-item>
          <text:p text:style-name="P26"><text:span text:style-name="T6">OBTENER_TODO: </text:span><text:span text:style-name="T7">Tipo=5, </text:span><text:span text:style-name="T11">TT=”07”, Payload=-</text:span><text:span text:style-name="T6"> </text:span></text:p>
        </text:list-item>
      </text:list>
      <text:p text:style-name="P5"><text:span text:style-name="T24">El </text:span><text:span text:style-name="T1">slave </text:span><text:span text:style-name="T24">podrá responder a los pedidos del </text:span><text:span text:style-name="T4">master </text:span><text:span text:style-name="T11">a través de:</text:span></text:p>
      <text:list xml:id="list2823998148225326387" text:style-name="L3">
        <text:list-item>
          <text:p text:style-name="P27"><text:span text:style-name="T11">RESPONDER</text:span><text:span text:style-name="T6">_LUX: </text:span></text:p>
          <text:list>
            <text:list-item>
              <text:p text:style-name="P27"><text:span text:style-name="T7">Tipo=</text:span><text:span text:style-name="T11">6, <text:s/>TT=”</text:span><text:span text:style-name="T12">21-23</text:span><text:span text:style-name="T11">”, Payload=”valor lux: (4-6 Bytes)” </text:span><text:span text:style-name="T12">[11+(4-6)].</text:span></text:p>
            </text:list-item>
          </text:list>
        </text:list-item>
        <text:list-item>
          <text:p text:style-name="P27"><text:span text:style-name="T11">RESPONDER</text:span><text:span text:style-name="T6">_MAX: </text:span></text:p>
          <text:list>
            <text:list-item>
              <text:p text:style-name="P27"><text:span text:style-name="T7">Tipo=</text:span><text:span text:style-name="T11">7, TT=”</text:span><text:span text:style-name="T12">16-18</text:span><text:span text:style-name="T11">”, Payload=”</text:span><text:span text:style-name="T12">Max</text:span><text:span text:style-name="T11">: 100.00” </text:span><text:span text:style-name="T12">[5+(4-6)].</text:span></text:p>
            </text:list-item>
          </text:list>
        </text:list-item>
        <text:list-item>
          <text:p text:style-name="P27"><text:span text:style-name="T11">RESPONDER</text:span><text:span text:style-name="T6">_MIN: </text:span></text:p>
          <text:list>
            <text:list-item>
              <text:p text:style-name="P27"><text:span text:style-name="T7">Tipo=</text:span><text:span text:style-name="T11">8, <text:s/>TT=”</text:span><text:span text:style-name="T12">16-18</text:span><text:span text:style-name="T11">”, Payload=”</text:span><text:span text:style-name="T12">Min</text:span><text:span text:style-name="T11">: 100.00” </text:span><text:span text:style-name="T12">[5+(4-6)].</text:span></text:p>
            </text:list-item>
          </text:list>
        </text:list-item>
        <text:list-item>
          <text:p text:style-name="P27"><text:span text:style-name="T11">RESPONDER</text:span><text:span text:style-name="T6">_PROM: </text:span></text:p>
          <text:list>
            <text:list-item>
              <text:p text:style-name="P27"><text:span text:style-name="T7">Tipo=</text:span><text:span text:style-name="T11">9, TT=”</text:span><text:span text:style-name="T12">25-27</text:span><text:span text:style-name="T11">”, Payload=”</text:span><text:span text:style-name="T12">Promedio lux</text:span><text:span text:style-name="T11">: 100.00” </text:span><text:span text:style-name="T12">[14+(4-6)].</text:span></text:p>
            </text:list-item>
          </text:list>
        </text:list-item>
        <text:list-item>
          <text:p text:style-name="P17">RESPONDER_TODO: </text:p>
          <text:list>
            <text:list-item>
              <text:p text:style-name="P27"><text:span text:style-name="T7">Tipo=</text:span><text:span text:style-name="T11">10, TT=”</text:span><text:span text:style-name="T15">26-</text:span><text:span text:style-name="T16">34</text:span><text:span text:style-name="T11">”, Payload=</text:span><text:span text:style-name="T16">[19-27]</text:span></text:p>
            </text:list-item>
          </text:list>
        </text:list-item>
        <text:list-item>
          <text:p text:style-name="P28"><text:span text:style-name="T6">ERROR: indica al </text:span><text:span text:style-name="T1">master </text:span><text:span text:style-name="T6">que ocurrió un error y requiere una retransmisión.</text:span></text:p>
          <text:list>
            <text:list-item>
              <text:p text:style-name="P18">Tipo=255, TT=”8”, Payload=‘Tipo’ [1].</text:p>
            </text:list-item>
          </text:list>
        </text:list-item>
      </text:list>
      <text:p text:style-name="P20"/>
      <text:p text:style-name="P21">Ejemplo OBTENER_TODO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30">&lt;<text:span text:style-name="T22">(1B)</text:span></text:p>
          </table:table-cell>
          <table:table-cell table:style-name="Tabla1.A1" office:value-type="string">
            <text:p text:style-name="P29">Tamaño Total<text:span text:style-name="T22">(2B)</text:span></text:p>
          </table:table-cell>
          <table:table-cell table:style-name="Tabla1.A1" office:value-type="string">
            <text:p text:style-name="P30">$<text:span text:style-name="T22">(1B)</text:span></text:p>
          </table:table-cell>
          <table:table-cell table:style-name="Tabla1.A1" office:value-type="string">
            <text:p text:style-name="P31">Tipo<text:span text:style-name="T23">(1B)</text:span></text:p>
          </table:table-cell>
          <table:table-cell table:style-name="Tabla1.A1" office:value-type="string">
            <text:p text:style-name="P30">$<text:span text:style-name="T22">(1B)</text:span></text:p>
          </table:table-cell>
          <table:table-cell table:style-name="Tabla1.A1" office:value-type="string">
            <text:p text:style-name="P32">LA$LMin$LMax$LP</text:p>
          </table:table-cell>
          <table:table-cell table:style-name="Tabla1.G1" office:value-type="string">
            <text:p text:style-name="P30">&gt;<text:span text:style-name="T22">(1B)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1:21:52.811526591</meta:creation-date>
    <dc:date>2017-10-12T14:07:18.043318207</dc:date>
    <meta:editing-duration>PT50M40S</meta:editing-duration>
    <meta:editing-cycles>9</meta:editing-cycles>
    <meta:generator>LibreOffice/5.1.6.2$Linux_X86_64 LibreOffice_project/10m0$Build-2</meta:generator>
    <meta:document-statistic meta:table-count="2" meta:image-count="0" meta:object-count="0" meta:page-count="1" meta:paragraph-count="47" meta:word-count="390" meta:character-count="2338" meta:non-whitespace-character-count="1998"/>
  </office:meta>
</office:document-meta>
</file>